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008000" draw:fill="none" draw:textarea-horizontal-align="justify" draw:textarea-vertical-align="middle" draw:auto-grow-height="false" fo:min-height="2.5cm" fo:min-width="3.2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90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6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31cm" loext:decorative="false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8cm" fo:min-width="2.1cm" loext:decorative="false"/>
    </style:style>
    <style:style style:name="gr7" style:family="graphic" style:parent-style-name="standard">
      <style:graphic-properties draw:textarea-horizontal-align="center" draw:textarea-vertical-align="middle" loext:decorative="false"/>
    </style:style>
    <style:style style:name="gr8" style:family="graphic" style:parent-style-name="standard">
      <style:graphic-properties svg:stroke-color="#008000" draw:marker-end="Arrow" draw:textarea-horizontal-align="center" draw:textarea-vertical-align="middle" loext:decorative="false"/>
    </style:style>
    <style:style style:name="gr9" style:family="graphic" style:parent-style-name="standard">
      <style:graphic-properties svg:stroke-color="#0000ff" draw:marker-end="Arrow" draw:marker-end-width="0.3cm" draw:textarea-horizontal-align="center" draw:textarea-vertical-align="middle" loext:decorative="false"/>
    </style:style>
    <style:style style:name="gr10" style:family="graphic" style:parent-style-name="standard">
      <style:graphic-properties svg:stroke-color="#ff0000" draw:textarea-horizontal-align="justify" draw:textarea-vertical-align="middle" draw:auto-grow-height="fals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54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06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31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01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433cm" loext:decorative="false"/>
      <style:paragraph-properties style:writing-mode="lr-tb"/>
    </style:style>
    <style:style style:name="gr17" style:family="graphic" style:parent-style-name="standard">
      <style:graphic-properties svg:stroke-color="#008000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403cm" loext:decorative="false"/>
      <style:paragraph-properties style:writing-mode="lr-tb"/>
    </style:style>
    <style:style style:name="gr19" style:family="graphic" style:parent-style-name="standard">
      <style:graphic-properties svg:stroke-color="#0000ff" draw:marker-start="Arrow" draw:marker-end="" draw:marker-end-width="0.3cm" draw:textarea-horizontal-align="center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21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82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086cm" loext:decorative="false"/>
      <style:paragraph-properties style:writing-mode="lr-tb"/>
    </style:style>
    <style:style style:name="gr23" style:family="graphic" style:parent-style-name="standard">
      <style:graphic-properties svg:stroke-color="#008000" draw:marker-start="Arrow" draw:marker-end="" draw:textarea-horizontal-align="center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2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014cm" loext:decorative="false"/>
      <style:paragraph-properties style:writing-mode="lr-tb"/>
    </style:style>
    <style:style style:name="gr26" style:family="graphic" style:parent-style-name="standard">
      <style:graphic-properties svg:stroke-color="#0000ff" draw:marker-start="Arrow" draw:marker-end="" draw:textarea-horizontal-align="center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612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78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03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008000" loext:opacity="100%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color="#0000ff" loext:opacity="100%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color="#ff0000" loext:opacity="100%"/>
    </style:style>
    <style:style style:name="P8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fo:color="#008000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3.2cm" svg:height="2.5cm" svg:x="5.6cm" svg:y="1.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1.903cm" svg:height="0.374cm" svg:x="6.146cm" svg:y="1cm">
            <draw:text-box>
              <text:p text:style-name="P2"><text:span text:style-name="T1">dynetat0_m</text:span></text:p>
            </draw:text-box>
          </draw:frame>
          <draw:frame draw:style-name="gr4" draw:text-style-name="P3" xml:id="id1" draw:id="id1" draw:layer="layout" svg:width="1.365cm" svg:height="0.374cm" svg:x="6.033cm" svg:y="1.5cm">
            <draw:text-box>
              <text:p text:style-name="P2"><text:span text:style-name="T1">itau_dyn</text:span></text:p>
            </draw:text-box>
          </draw:frame>
          <draw:frame draw:style-name="gr5" draw:text-style-name="P4" draw:layer="layout" svg:width="1.831cm" svg:height="0.374cm" svg:x="7.2cm" svg:y="5.73cm">
            <draw:text-box>
              <text:p text:style-name="P2">dynredem</text:p>
            </draw:text-box>
          </draw:frame>
          <draw:g draw:style-name="gr1">
            <draw:custom-shape draw:style-name="gr6" draw:text-style-name="P1" draw:layer="layout" svg:width="2.1cm" svg:height="0.8cm" svg:x="7cm" svg:y="6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5" draw:layer="layout" svg:x1="7cm" svg:y1="6.5cm" svg:x2="9.1cm" svg:y2="6.5cm">
              <text:p/>
            </draw:line>
          </draw:g>
          <draw:frame draw:style-name="gr4" draw:text-style-name="P6" xml:id="id2" draw:id="id2" draw:layer="layout" svg:width="1.365cm" svg:height="0.374cm" svg:x="10.6cm" svg:y="5.5cm">
            <draw:text-box>
              <text:p text:style-name="P2"><text:span text:style-name="T2">itau_dyn</text:span></text:p>
            </draw:text-box>
          </draw:frame>
          <draw:connector draw:style-name="gr8" draw:text-style-name="P5" draw:layer="layout" svg:x1="7.398cm" svg:y1="1.687cm" svg:x2="11.965cm" svg:y2="5.687cm" draw:start-shape="id1" draw:start-glue-point="1" draw:end-shape="id2" draw:end-glue-point="1" svg:d="M7398 1687h5067v4000h-500" svg:viewBox="0 0 5068 4001">
            <text:p/>
          </draw:connector>
          <draw:connector draw:style-name="gr9" draw:text-style-name="P5" draw:layer="layout" svg:x1="10.6cm" svg:y1="5.687cm" svg:x2="8.397cm" svg:y2="6.287cm" draw:start-shape="id2" draw:start-glue-point="3" draw:end-shape="id3" draw:end-glue-point="1" svg:d="M10600 5687h-1101v600h-1102" svg:viewBox="0 0 2204 601">
            <text:p/>
          </draw:connector>
          <draw:custom-shape draw:style-name="gr10" draw:text-style-name="P5" draw:layer="layout" svg:width="1.5cm" svg:height="0.8cm" svg:x="10.7cm" svg:y="6.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7" draw:layer="layout" svg:width="1.543cm" svg:height="0.374cm" svg:x="10.7cm" svg:y="6.3cm">
            <draw:text-box>
              <text:p text:style-name="P2"><text:span text:style-name="T3">restart.nc</text:span></text:p>
            </draw:text-box>
          </draw:frame>
          <draw:frame draw:style-name="gr12" draw:text-style-name="P6" xml:id="id11" draw:id="id11" draw:layer="layout" svg:width="1.306cm" svg:height="0.374cm" svg:x="10.82cm" svg:y="6.9cm">
            <draw:text-box>
              <text:p text:style-name="P2"><text:span text:style-name="T2">controle</text:span></text:p>
            </draw:text-box>
          </draw:frame>
          <draw:g draw:style-name="gr1">
            <draw:custom-shape draw:style-name="gr13" draw:text-style-name="P5" draw:layer="layout" svg:width="2cm" svg:height="1cm" svg:x="2.9cm" svg:y="4.7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5" draw:layer="layout" svg:x1="2.9cm" svg:y1="5.1cm" svg:x2="4.9cm" svg:y2="5.1cm">
              <text:p/>
            </draw:line>
          </draw:g>
          <draw:frame draw:style-name="gr14" draw:text-style-name="P4" draw:layer="layout" svg:width="2.313cm" svg:height="0.374cm" svg:x="2.783cm" svg:y="4.277cm">
            <draw:text-box>
              <text:p text:style-name="P2">histbeg_totreg</text:p>
            </draw:text-box>
          </draw:frame>
          <draw:frame draw:style-name="gr15" draw:text-style-name="P6" xml:id="id8" draw:id="id8" draw:layer="layout" svg:width="1.018cm" svg:height="0.374cm" svg:x="3.575cm" svg:y="4.7cm">
            <draw:text-box>
              <text:p text:style-name="P2"><text:span text:style-name="T2">pitau0</text:span></text:p>
            </draw:text-box>
          </draw:frame>
          <draw:g draw:style-name="gr1">
            <draw:custom-shape draw:style-name="gr13" draw:text-style-name="P5" draw:layer="layout" svg:width="2.8cm" svg:height="1.5cm" svg:x="5.8cm" svg:y="2.3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5" draw:layer="layout" svg:x1="5.8cm" svg:y1="2.7cm" svg:x2="8.6cm" svg:y2="2.7cm">
              <text:p/>
            </draw:line>
          </draw:g>
          <draw:frame draw:style-name="gr16" draw:text-style-name="P4" draw:layer="layout" svg:width="1.433cm" svg:height="0.374cm" svg:x="6.5cm" svg:y="1.9cm">
            <draw:text-box>
              <text:p text:style-name="P2">dynetat0</text:p>
            </draw:text-box>
          </draw:frame>
          <draw:frame draw:style-name="gr4" draw:text-style-name="P6" xml:id="id4" draw:id="id4" draw:layer="layout" svg:width="1.365cm" svg:height="0.374cm" svg:x="6.633cm" svg:y="2.8cm">
            <draw:text-box>
              <text:p text:style-name="P2"><text:span text:style-name="T2">itau_dyn</text:span></text:p>
            </draw:text-box>
          </draw:frame>
          <draw:connector draw:style-name="gr17" draw:text-style-name="P5" draw:layer="layout" svg:x1="7.398cm" svg:y1="1.687cm" svg:x2="7.998cm" svg:y2="2.987cm" draw:start-shape="id1" draw:start-glue-point="1" draw:end-shape="id4" draw:end-glue-point="1" svg:d="M7398 1687h1100v1300h-500" svg:viewBox="0 0 1101 1301">
            <text:p/>
          </draw:connector>
          <draw:frame draw:style-name="gr18" draw:text-style-name="P6" xml:id="id5" draw:id="id5" draw:layer="layout" svg:width="1.403cm" svg:height="0.374cm" svg:x="6.6cm" svg:y="3.3cm">
            <draw:text-box>
              <text:p text:style-name="P2"><text:span text:style-name="T2">tab_cntrl</text:span></text:p>
            </draw:text-box>
          </draw:frame>
          <draw:connector draw:style-name="gr19" draw:text-style-name="P5" draw:layer="layout" svg:x1="6.633cm" svg:y1="2.987cm" svg:x2="6.6cm" svg:y2="3.487cm" draw:start-shape="id4" draw:start-glue-point="3" draw:end-shape="id5" draw:end-glue-point="3" svg:d="M6633 2987h-533v500h500" svg:viewBox="0 0 534 501">
            <text:p/>
          </draw:connector>
          <draw:custom-shape draw:style-name="gr10" draw:text-style-name="P5" draw:layer="layout" svg:width="1.5cm" svg:height="0.6cm" svg:x="9.4cm" svg:y="0.8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7" draw:layer="layout" svg:width="1.217cm" svg:height="0.374cm" svg:x="9.6cm" svg:y="0.4cm">
            <draw:text-box>
              <text:p text:style-name="P2"><text:span text:style-name="T3">start.nc</text:span></text:p>
            </draw:text-box>
          </draw:frame>
          <draw:frame draw:style-name="gr12" draw:text-style-name="P6" xml:id="id6" draw:id="id6" draw:layer="layout" svg:width="1.306cm" svg:height="0.374cm" svg:x="9.52cm" svg:y="0.9cm">
            <draw:text-box>
              <text:p text:style-name="P2"><text:span text:style-name="T2">controle</text:span></text:p>
            </draw:text-box>
          </draw:frame>
          <draw:connector draw:style-name="gr19" draw:text-style-name="P5" draw:layer="layout" svg:x1="8.003cm" svg:y1="3.487cm" svg:x2="10.173cm" svg:y2="1.274cm" draw:start-shape="id5" draw:start-glue-point="1" draw:end-shape="id6" draw:end-glue-point="2" svg:d="M8003 3487h2170v-2213" svg:viewBox="0 0 2171 2214">
            <text:p/>
          </draw:connector>
          <draw:frame draw:style-name="gr21" draw:text-style-name="P8" draw:layer="layout" svg:width="1.822cm" svg:height="0.374cm" svg:x="1.483cm" svg:y="2.077cm">
            <draw:text-box>
              <text:p text:style-name="P2">init_dynzon</text:p>
            </draw:text-box>
          </draw:frame>
          <draw:frame draw:style-name="gr4" draw:text-style-name="P6" xml:id="id7" draw:id="id7" draw:layer="layout" svg:width="1.365cm" svg:height="0.374cm" svg:x="1.533cm" svg:y="2.9cm">
            <draw:text-box>
              <text:p text:style-name="P2"><text:span text:style-name="T2">itau_dyn</text:span></text:p>
            </draw:text-box>
          </draw:frame>
          <draw:connector draw:style-name="gr8" draw:text-style-name="P5" draw:layer="layout" svg:x1="6.033cm" svg:y1="1.687cm" svg:x2="2.898cm" svg:y2="3.087cm" draw:start-shape="id1" draw:start-glue-point="3" draw:end-shape="id7" svg:d="M6033 1687h-1567v1400h-1568" svg:viewBox="0 0 3136 1401">
            <text:p/>
          </draw:connector>
          <draw:connector draw:style-name="gr9" draw:text-style-name="P5" draw:layer="layout" svg:x1="2.215cm" svg:y1="3.274cm" svg:x2="3.575cm" svg:y2="4.887cm" draw:start-shape="id7" draw:start-glue-point="2" draw:end-shape="id8" draw:end-glue-point="3" svg:d="M2215 3274v1613h1360" svg:viewBox="0 0 1361 1614">
            <text:p/>
          </draw:connector>
          <draw:g draw:style-name="gr1">
            <draw:custom-shape draw:style-name="gr13" draw:text-style-name="P5" draw:layer="layout" svg:width="1.5cm" svg:height="1cm" svg:x="1.5cm" svg:y="2.5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5" draw:layer="layout" svg:x1="1.5cm" svg:y1="2.8cm" svg:x2="3cm" svg:y2="2.8cm">
              <text:p/>
            </draw:line>
          </draw:g>
          <draw:g draw:style-name="gr1">
            <draw:custom-shape draw:style-name="gr13" draw:text-style-name="P5" draw:layer="layout" svg:width="1.5cm" svg:height="1cm" svg:x="0.5cm" svg:y="4.6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5" draw:layer="layout" svg:x1="0.5cm" svg:y1="4.9cm" svg:x2="2cm" svg:y2="4.9cm">
              <text:p/>
            </draw:line>
          </draw:g>
          <draw:frame draw:style-name="gr22" draw:text-style-name="P4" draw:layer="layout" svg:width="1.086cm" svg:height="0.374cm" svg:x="0.7cm" svg:y="4.2cm">
            <draw:text-box>
              <text:p text:style-name="P2">inithist</text:p>
            </draw:text-box>
          </draw:frame>
          <draw:frame draw:style-name="gr4" draw:text-style-name="P6" xml:id="id9" draw:id="id9" draw:layer="layout" svg:width="1.365cm" svg:height="0.374cm" svg:x="0.533cm" svg:y="5.1cm">
            <draw:text-box>
              <text:p text:style-name="P2"><text:span text:style-name="T2">itau_dyn</text:span></text:p>
            </draw:text-box>
          </draw:frame>
          <draw:connector draw:style-name="gr23" draw:text-style-name="P5" draw:layer="layout" svg:x1="1.215cm" svg:y1="5.1cm" svg:x2="6.033cm" svg:y2="1.687cm" draw:start-shape="id9" draw:start-glue-point="0" draw:end-shape="id1" draw:end-glue-point="3" svg:d="M1215 5100v-3413h4818" svg:viewBox="0 0 4819 3414">
            <text:p/>
          </draw:connector>
          <draw:connector draw:style-name="gr9" draw:text-style-name="P5" draw:layer="layout" svg:x1="1.898cm" svg:y1="5.287cm" svg:x2="3.575cm" svg:y2="4.887cm" draw:start-shape="id9" draw:start-glue-point="1" draw:end-shape="id8" draw:end-glue-point="3" svg:d="M1898 5287h839v-400h838" svg:viewBox="0 0 1678 401">
            <text:p/>
          </draw:connector>
          <draw:g draw:style-name="gr1">
            <draw:custom-shape draw:style-name="gr13" draw:text-style-name="P5" draw:layer="layout" svg:width="1.5cm" svg:height="1.6cm" svg:x="10.5cm" svg:y="4.4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5" draw:layer="layout" svg:x1="10.5cm" svg:y1="4.8cm" svg:x2="12cm" svg:y2="4.8cm">
              <text:p/>
            </draw:line>
          </draw:g>
          <draw:frame draw:style-name="gr24" draw:text-style-name="P4" draw:layer="layout" svg:width="1.323cm" svg:height="0.374cm" svg:x="10.6cm" svg:y="4.009cm">
            <draw:text-box>
              <text:p text:style-name="P2">leapfrog</text:p>
            </draw:text-box>
          </draw:frame>
          <draw:frame draw:style-name="gr25" draw:text-style-name="P6" xml:id="id10" draw:id="id10" draw:layer="layout" svg:width="1.014cm" svg:height="0.374cm" svg:x="10.762cm" svg:y="4.906cm">
            <draw:text-box>
              <text:p text:style-name="P2"><text:span text:style-name="T2">itaufin</text:span></text:p>
            </draw:text-box>
          </draw:frame>
          <draw:connector draw:style-name="gr26" draw:text-style-name="P5" draw:layer="layout" svg:x1="8.397cm" svg:y1="6.287cm" svg:x2="10.762cm" svg:y2="5.093cm" draw:start-shape="id3" draw:start-glue-point="1" draw:end-shape="id10" draw:end-glue-point="3" svg:d="M8397 6287h1183v-1194h1182" svg:viewBox="0 0 2366 1195">
            <text:p/>
          </draw:connector>
          <draw:frame draw:style-name="gr27" draw:text-style-name="P6" xml:id="id3" draw:id="id3" draw:layer="layout" svg:width="0.612cm" svg:height="0.374cm" svg:x="7.785cm" svg:y="6.1cm">
            <draw:text-box>
              <text:p text:style-name="P2"><text:span text:style-name="T2">itau</text:span></text:p>
            </draw:text-box>
          </draw:frame>
          <draw:connector draw:style-name="gr9" draw:text-style-name="P5" draw:layer="layout" svg:x1="8.091cm" svg:y1="6.474cm" svg:x2="10.82cm" svg:y2="7.087cm" draw:start-shape="id3" draw:start-glue-point="2" draw:end-shape="id11" draw:end-glue-point="3" svg:d="M8091 6474v613h2729" svg:viewBox="0 0 2730 614">
            <text:p/>
          </draw:connector>
          <draw:frame draw:style-name="gr28" draw:text-style-name="P8" draw:layer="layout" svg:width="1.378cm" svg:height="0.374cm" svg:x="7.2cm" svg:y="4.23cm">
            <draw:text-box>
              <text:p text:style-name="P2">writehist</text:p>
            </draw:text-box>
          </draw:frame>
          <draw:g draw:style-name="gr1">
            <draw:custom-shape draw:style-name="gr6" draw:text-style-name="P1" draw:layer="layout" svg:width="2.1cm" svg:height="0.8cm" svg:x="7cm" svg:y="4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" draw:text-style-name="P5" draw:layer="layout" svg:x1="7cm" svg:y1="5cm" svg:x2="9.1cm" svg:y2="5cm">
              <text:p/>
            </draw:line>
          </draw:g>
          <draw:connector draw:style-name="gr9" draw:text-style-name="P5" draw:layer="layout" svg:x1="11.1cm" svg:y1="5.687cm" svg:x2="8.416cm" svg:y2="4.787cm" draw:end-shape="id12" draw:end-glue-point="1" svg:d="M11100 5687h-1092v-900h-1592" svg:viewBox="0 0 2685 901">
            <text:p/>
          </draw:connector>
          <draw:frame draw:style-name="gr29" draw:text-style-name="P6" xml:id="id12" draw:id="id12" draw:layer="layout" svg:width="1.031cm" svg:height="0.374cm" svg:x="7.385cm" svg:y="4.6cm">
            <draw:text-box>
              <text:p text:style-name="P2"><text:span text:style-name="T2">itau_w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ans" fo:font-size="24pt" fo:language="fr" fo:country="FR" style:font-name-asian="DejaVu Sans1" style:font-size-asian="24pt" style:language-asian="en" style:country-asian="US" style:font-name-complex="DejaVu Sans1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9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stroke-dash="Dashed_20__28_var_29__20_2" draw:fill="none" fo:padding-top="0cm" fo:padding-bottom="0cm" fo:padding-left="0cm" fo:padding-right="0cm"/>
      <style:text-properties fo:font-size="9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10-03-23T17:18:10</meta:creation-date>
    <dc:date>2025-12-04T18:24:02.272160051</dc:date>
    <dc:language>fr-FR</dc:language>
    <meta:editing-cycles>60</meta:editing-cycles>
    <meta:editing-duration>PT4H49M58S</meta:editing-duration>
    <dc:creator>Lionel Guez</dc:creator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